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0af5" officeooo:paragraph-rsid="00110af5"/>
    </style:style>
    <style:style style:name="P2" style:family="paragraph" style:parent-style-name="Standard">
      <style:paragraph-properties fo:text-align="center" style:justify-single-word="false"/>
      <style:text-properties fo:font-size="14pt" officeooo:rsid="00110af5" officeooo:paragraph-rsid="00110af5" fo:background-color="#fff200" style:font-size-asian="14pt" style:font-size-complex="14pt"/>
    </style:style>
    <style:style style:name="P3" style:family="paragraph" style:parent-style-name="Standard">
      <style:text-properties officeooo:paragraph-rsid="00110af5"/>
    </style:style>
    <style:style style:name="P4" style:family="paragraph" style:parent-style-name="Standard">
      <style:text-properties officeooo:paragraph-rsid="00110af5" fo:background-color="#faa61a"/>
    </style:style>
    <style:style style:name="P5" style:family="paragraph" style:parent-style-name="Standard">
      <style:text-properties officeooo:rsid="00110af5" officeooo:paragraph-rsid="00110af5" fo:background-color="#faa61a"/>
    </style:style>
    <style:style style:name="T1" style:family="text">
      <style:text-properties officeooo:rsid="00110af5"/>
    </style:style>
    <style:style style:name="T2" style:family="text">
      <style:text-properties officeooo:rsid="00110af5" fo:background-color="#ffffff"/>
    </style:style>
    <style:style style:name="T3" style:family="text">
      <style:text-properties fo:color="#c9d1d9" style:font-name="Droid Sans Mono" fo:font-size="10.5pt" fo:font-weight="normal" fo:background-color="#0d1117" loext:char-shading-value="0"/>
    </style:style>
    <style:style style:name="T4" style:family="text">
      <style:text-properties fo:color="#83d4ff"/>
    </style:style>
    <style:style style:name="T5" style:family="text">
      <style:text-properties fo:color="#83d4ff" style:font-name="Droid Sans Mono" fo:font-size="10.5pt" fo:font-weight="normal" fo:background-color="#0d1117" loext:char-shading-value="0"/>
    </style:style>
    <style:style style:name="T6" style:family="text">
      <style:text-properties fo:color="#79c0ff"/>
    </style:style>
    <style:style style:name="T7" style:family="text">
      <style:text-properties fo:color="#79c0ff" style:font-name="Droid Sans Mono" fo:font-size="10.5pt" fo:font-weight="normal" fo:background-color="#0d1117" loext:char-shading-value="0"/>
    </style:style>
    <style:style style:name="T8" style:family="text">
      <style:text-properties fo:color="#a5d6ff"/>
    </style:style>
    <style:style style:name="T9" style:family="text">
      <style:text-properties fo:color="#a5d6ff" style:font-name="Droid Sans Mono" fo:font-size="10.5pt" fo:font-weight="normal" fo:background-color="#0d1117" loext:char-shading-value="0"/>
    </style:style>
    <style:style style:name="T10" style:family="text">
      <style:text-properties fo:color="#a5d6ff" fo:font-style="normal" style:font-style-asian="normal" style:font-style-complex="normal"/>
    </style:style>
    <style:style style:name="T11" style:family="text">
      <style:text-properties fo:color="#d69a00"/>
    </style:style>
    <style:style style:name="T12" style:family="text">
      <style:text-properties fo:color="#d2a8ff"/>
    </style:style>
    <style:style style:name="T13" style:family="text">
      <style:text-properties fo:color="#d2a8ff" fo:font-style="normal" style:font-style-asian="normal" style:font-style-complex="normal"/>
    </style:style>
    <style:style style:name="T14" style:family="text">
      <style:text-properties officeooo:rsid="00110af5" style:font-size-asian="14pt" style:font-size-complex="14pt" fo:background-color="#ffffff"/>
    </style:style>
    <style:style style:name="T15" style:family="text">
      <style:text-properties fo:color="#ffa657"/>
    </style:style>
    <style:style style:name="T16" style:family="text">
      <style:text-properties fo:background-color="#faa61a" loext:char-shading-value="0"/>
    </style:style>
    <style:style style:name="T17" style:family="text">
      <style:text-properties officeooo:rsid="00110af5" fo:background-color="#faa61a" loext:char-shading-value="0"/>
    </style:style>
    <style:style style:name="T18" style:family="text">
      <style:text-properties officeooo:rsid="00110af5" fo:background-color="#faa61a" loext:char-shading-value="0"/>
    </style:style>
    <style:style style:name="T19" style:family="text">
      <style:text-properties fo:background-color="#faa61a" loext:char-shading-value="0"/>
    </style:style>
    <style:style style:name="T20" style:family="text">
      <style:text-properties fo:background-color="#fffff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color="#8b949e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send mail with attachments in wordpress?</text:p>
      <text:p text:style-name="P4"/>
      <text:p text:style-name="P4">1./***********<text:span text:style-name="T1">html****************/</text:span></text:p>
      <text:p text:style-name="P3">&lt;div class="modal-body"&gt;</text:p>
      <text:p text:style-name="Standard">&lt;div&gt;</text:p>
      <text:p text:style-name="Standard"/>
      <text:p text:style-name="Standard">&lt;div&gt;</text:p>
      <text:p text:style-name="Standard">&lt;input type="text" name="name" id="name" placeholder="Name" required=""&gt;</text:p>
      <text:p text:style-name="Standard">&lt;/div&gt;</text:p>
      <text:p text:style-name="Standard">&lt;div&gt;</text:p>
      <text:p text:style-name="Standard">&lt;input type="email" name="email" id="email" placeholder="Email" required=""&gt;</text:p>
      <text:p text:style-name="Standard">&lt;/div&gt;</text:p>
      <text:p text:style-name="Standard">&lt;input type="text" id="file" name="file" value="&lt;?php echo get_field('worksheet_file',$postID); ?&gt;" hidden&gt;</text:p>
      <text:p text:style-name="Standard">&lt;div&gt;</text:p>
      <text:p text:style-name="Standard">&lt;button name="submit" id="readMoreSubmit" type="submit" value="Submit"&gt;submit&lt;/button&gt;</text:p>
      <text:p text:style-name="Standard">&lt;/div&gt;</text:p>
      <text:p text:style-name="Standard"/>
      <text:p text:style-name="Standard">&lt;/div&gt;</text:p>
      <text:p text:style-name="Standard">&lt;/div&gt;</text:p>
      <text:p text:style-name="Standard"/>
      <text:p text:style-name="P4">2./**************<text:span text:style-name="T1">use script***************/</text:span></text:p>
      <text:p text:style-name="P3"><text:s/>&lt;script&gt;</text:p>
      <text:p text:style-name="Standard">$('#readMoreSubmit').on('click', function(e) {</text:p>
      <text:p text:style-name="Standard">e.preventDefault();</text:p>
      <text:p text:style-name="Standard">console.log('form submitted','gdggdg');</text:p>
      <text:p text:style-name="Standard"/>
      <text:p text:style-name="Standard">var data = {</text:p>
      <text:p text:style-name="Standard">action: 'workstudy_form_mail',</text:p>
      <text:p text:style-name="Standard">name: $("#name").val(),</text:p>
      <text:p text:style-name="Standard">email: $("#email").val(),</text:p>
      <text:p text:style-name="Standard">file: $("#file").val(),</text:p>
      <text:p text:style-name="Standard">};</text:p>
      <text:p text:style-name="Standard"/>
      <text:p text:style-name="Standard">$.ajax({</text:p>
      <text:p text:style-name="Standard">type: "POST",</text:p>
      <text:p text:style-name="Standard">url: '&lt;?php echo admin_url('admin-ajax.php'); ?&gt;',</text:p>
      <text:p text:style-name="Standard">data: data,</text:p>
      <text:p text:style-name="Standard">success: (response) =&gt; {</text:p>
      <text:p text:style-name="Standard">console.log('Hi this is response');</text:p>
      <text:p text:style-name="Standard">console.log(response);</text:p>
      <text:p text:style-name="Standard">} </text:p>
      <text:p text:style-name="Standard">});</text:p>
      <text:p text:style-name="Standard"/>
      <text:p text:style-name="Standard">});</text:p>
      <text:p text:style-name="Standard"/>
      <text:p text:style-name="Standard">&lt;/script&gt;</text:p>
      <text:p text:style-name="P1"/>
      <text:p text:style-name="P5">3. /<text:span text:style-name="T21">*************hook**************</text:span><text:span text:style-name="T22">/</text:span></text:p>
      <text:p text:style-name="P5"><text:span text:style-name="T22"/></text:p>
      <text:p text:style-name="Standard">add_action( 'wp_ajax_workstudy_form_mail', 'workstudy_form_mail' ); // If called from admin panel</text:p>
      <text:p text:style-name="Standard"><text:soft-page-break/>add_action( 'wp_ajax_nopriv_workstudy_form_mail', 'workstudy_form_mail' );</text:p>
      <text:p text:style-name="Standard">function workstudy_form_mail(){</text:p>
      <text:p text:style-name="Standard"/>
      <text:p text:style-name="Standard">$email = $_POST['email'];</text:p>
      <text:p text:style-name="Standard">$name = $_POST['name'];</text:p>
      <text:p text:style-name="Standard">$message = 'Hi';</text:p>
      <text:p text:style-name="Standard"/>
      <text:p text:style-name="Standard">$subject = 'Sending Work Study Content';</text:p>
      <text:p text:style-name="Standard">$headers = 'MIME-Version: 1.0' . "\r\n";</text:p>
      <text:p text:style-name="Standard">$headers .= 'Content-Type: text/html; charset=ISO-8859-1' . "\r\n";</text:p>
      <text:p text:style-name="Standard">$headers .= "From: $email" . "\r\n";</text:p>
      <text:p text:style-name="Standard"/>
      <text:p text:style-name="Standard">$attachments = $_POST['file'];</text:p>
      <text:p text:style-name="Standard">$filepath = explode( "wp-content", $attachments )[1];</text:p>
      <text:p text:style-name="Standard">$attachments = array( WP_CONTENT_DIR . $filepath );</text:p>
      <text:p text:style-name="Standard">$result = wp_mail( $email, $subject, $message, $headers,$attachments );</text:p>
      <text:p text:style-name="Standard">}</text:p>
      <text:p text:style-name="P5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9T13:24:21.252490427</meta:creation-date>
    <dc:date>2023-01-09T13:34:40.235097071</dc:date>
    <meta:editing-duration>PT10M2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168" meta:character-count="1639" meta:non-whitespace-character-count="1523"/>
  </office:meta>
</office:document-meta>
</file>